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5549"/>
    </style:style>
    <style:style style:name="P2" style:family="paragraph" style:parent-style-name="Standard">
      <style:text-properties officeooo:rsid="000f5549" officeooo:paragraph-rsid="000f5549"/>
    </style:style>
    <style:style style:name="P3" style:family="paragraph" style:parent-style-name="Standard">
      <style:text-properties officeooo:rsid="000f5549" officeooo:paragraph-rsid="000f6bb2"/>
    </style:style>
    <style:style style:name="P4" style:family="paragraph" style:parent-style-name="Standard">
      <style:text-properties officeooo:rsid="000f5549" officeooo:paragraph-rsid="00133d0c"/>
    </style:style>
    <style:style style:name="P5" style:family="paragraph" style:parent-style-name="Standard">
      <style:text-properties officeooo:rsid="000f6bb2" officeooo:paragraph-rsid="000f6bb2"/>
    </style:style>
    <style:style style:name="P6" style:family="paragraph" style:parent-style-name="Standard">
      <style:text-properties officeooo:rsid="001146ee" officeooo:paragraph-rsid="001146ee"/>
    </style:style>
    <style:style style:name="P7" style:family="paragraph" style:parent-style-name="Standard">
      <style:text-properties officeooo:rsid="000f6bb2" officeooo:paragraph-rsid="00133d0c"/>
    </style:style>
    <style:style style:name="P8" style:family="paragraph" style:parent-style-name="Standard">
      <style:text-properties officeooo:rsid="000f5549" officeooo:paragraph-rsid="0013c7ed"/>
    </style:style>
    <style:style style:name="T1" style:family="text">
      <style:text-properties officeooo:rsid="000f5549"/>
    </style:style>
    <style:style style:name="T2" style:family="text">
      <style:text-properties officeooo:rsid="000f6bb2"/>
    </style:style>
    <style:style style:name="T3" style:family="text">
      <style:text-properties officeooo:rsid="0013c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LICACION DE COMO LEER ARCHIVOS DEL ESPACIO LIBRE:</text:p>
      <text:p text:style-name="P1">/m/<text:span text:style-name="T1">a/pp\ <text:s text:c="4"/>/pp\ <text:s text:c="4"/>/pp\a\ <text:s text:c="16"/></text:span>m\ <text:s text:c="11"/><text:span text:style-name="T1">/m <text:s text:c="9"/>m\</text:span></text:p>
      <text:p text:style-name="P2">ordenar por jerarquía</text:p>
      <text:p text:style-name="P2">/\</text:p>
      <text:p text:style-name="P2">pila”<text:span text:style-name="T2">letras</text:span>”: <text:span text:style-name="T2">$</text:span></text:p>
      <text:p text:style-name="P2">E{&lt;<text:span text:style-name="T2">a</text:span>,<text:span text:style-name="T2">5</text:span>&gt;,&lt;<text:span text:style-name="T2">a</text:span>,<text:span text:style-name="T2">6</text:span>&gt;}</text:p>
      <text:p text:style-name="P2">E{&lt;m,<text:span text:style-name="T2">17</text:span>&gt;}</text:p>
      <text:p text:style-name="P5">E{&lt;$,12&gt;}</text:p>
      <text:p text:style-name="P5">E{&lt;m,10&gt;}</text:p>
      <text:p text:style-name="P5"/>
      <text:p text:style-name="P5">Uno</text:p>
      <text:p text:style-name="P4">E{&lt;<text:span text:style-name="T2">a</text:span>,<text:span text:style-name="T2">5</text:span>&gt;,&lt;<text:span text:style-name="T2">a</text:span>,<text:span text:style-name="T2">6</text:span>&gt;}</text:p>
      <text:p text:style-name="P3">E{&lt;m,<text:span text:style-name="T2">17</text:span>&gt;,<text:span text:style-name="T2">&lt;m,10&gt;</text:span>}</text:p>
      <text:p text:style-name="P7">E{&lt;$,12&gt;}</text:p>
      <text:p text:style-name="P7"/>
      <text:p text:style-name="P8">/<text:span text:style-name="T3">m <text:s text:c="2"/>m</text:span>\ <text:s text:c="3"/>/<text:span text:style-name="T3">p <text:s text:c="18"/>p</text:span>\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43:00.739250905</meta:creation-date>
    <dc:date>2023-02-28T22:22:15.373494835</dc:date>
    <meta:editing-duration>PT13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2" meta:character-count="280" meta:non-whitespace-character-count="195"/>
  </office:meta>
</office:document-meta>
</file>